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style:font-name-complex="DejaVu Sans"/>
    </style:style>
    <style:style style:name="P2" style:family="paragraph" style:parent-style-name="Standard">
      <style:text-properties style:font-name="DejaVu Sans" officeooo:paragraph-rsid="000393a1" style:font-name-complex="DejaVu Sans"/>
    </style:style>
    <style:style style:name="P3" style:family="paragraph" style:parent-style-name="Standard">
      <style:text-properties style:font-name="DejaVu Sans" officeooo:rsid="000393a1" officeooo:paragraph-rsid="000393a1" style:font-name-complex="DejaVu Sans"/>
    </style:style>
    <style:style style:name="P4" style:family="paragraph" style:parent-style-name="Standard">
      <style:text-properties style:font-name="DejaVu Sans" officeooo:rsid="00069440" officeooo:paragraph-rsid="00069440" style:font-name-complex="DejaVu Sans"/>
    </style:style>
    <style:style style:name="P5" style:family="paragraph" style:parent-style-name="Standard">
      <style:text-properties style:font-name="DejaVu Sans" officeooo:paragraph-rsid="00069440" style:font-name-complex="DejaVu Sans"/>
    </style:style>
    <style:style style:name="P6" style:family="paragraph" style:parent-style-name="Standard">
      <style:text-properties style:font-name="DejaVu Sans" officeooo:rsid="0006bffb" officeooo:paragraph-rsid="0006bffb" style:font-name-complex="DejaVu Sans"/>
    </style:style>
    <style:style style:name="P7" style:family="paragraph" style:parent-style-name="Standard">
      <style:text-properties style:font-name="DejaVu Sans" officeooo:paragraph-rsid="0006bffb" style:font-name-complex="DejaVu Sans"/>
    </style:style>
    <style:style style:name="P8" style:family="paragraph" style:parent-style-name="Standard">
      <style:text-properties style:font-name="DejaVu Sans" officeooo:rsid="0009f779" officeooo:paragraph-rsid="0009f779" style:font-name-complex="DejaVu Sans"/>
    </style:style>
    <style:style style:name="P9" style:family="paragraph" style:parent-style-name="Standard">
      <style:text-properties style:font-name="DejaVu Sans" fo:font-weight="bold" style:font-weight-asian="bold" style:font-name-complex="DejaVu Sans" style:font-weight-complex="bold"/>
    </style:style>
    <style:style style:name="P10" style:family="paragraph" style:parent-style-name="Standard">
      <style:text-properties style:font-name="DejaVu Sans" fo:font-weight="bold" officeooo:paragraph-rsid="000393a1" style:font-weight-asian="bold" style:font-name-complex="DejaVu Sans" style:font-weight-complex="bold"/>
    </style:style>
    <style:style style:name="P11" style:family="paragraph" style:parent-style-name="Standard">
      <style:text-properties style:font-name="DejaVu Sans" fo:font-weight="bold" officeooo:paragraph-rsid="0006bffb" style:font-weight-asian="bold" style:font-name-complex="DejaVu Sans" style:font-weight-complex="bold"/>
    </style:style>
    <style:style style:name="P12" style:family="paragraph" style:parent-style-name="Standard">
      <style:text-properties style:font-name="DejaVu Sans" fo:font-size="10pt" style:font-size-asian="10pt" style:font-name-complex="DejaVu Sans" style:font-size-complex="10pt"/>
    </style:style>
    <style:style style:name="P13" style:family="paragraph" style:parent-style-name="Standard">
      <style:text-properties style:font-name="DejaVu Sans" fo:font-size="10pt" officeooo:paragraph-rsid="000393a1" style:font-size-asian="10pt" style:font-name-complex="DejaVu Sans" style:font-size-complex="10pt"/>
    </style:style>
    <style:style style:name="P14" style:family="paragraph" style:parent-style-name="Standard">
      <style:text-properties style:font-name="DejaVu Sans" fo:font-size="10pt" officeooo:rsid="00069440" officeooo:paragraph-rsid="00069440" style:font-size-asian="10pt" style:font-name-complex="DejaVu Sans" style:font-size-complex="10pt"/>
    </style:style>
    <style:style style:name="P15" style:family="paragraph" style:parent-style-name="Standard">
      <style:text-properties style:font-name="DejaVu Sans" fo:font-size="10pt" officeooo:rsid="0006bffb" officeooo:paragraph-rsid="0006bffb" style:font-size-asian="10pt" style:font-name-complex="DejaVu Sans" style:font-size-complex="10pt"/>
    </style:style>
    <style:style style:name="P16" style:family="paragraph" style:parent-style-name="Standard">
      <style:text-properties style:font-name="DejaVu Sans" style:text-underline-style="solid" style:text-underline-width="auto" style:text-underline-color="font-color" style:font-name-complex="DejaVu Sans"/>
    </style:style>
    <style:style style:name="P17" style:family="paragraph" style:parent-style-name="Standard">
      <style:text-properties style:font-name="DejaVu Sans" fo:font-size="8pt" officeooo:rsid="000393a1" style:font-size-asian="8pt" style:font-name-complex="DejaVu Sans" style:font-size-complex="8pt"/>
    </style:style>
    <style:style style:name="P18" style:family="paragraph" style:parent-style-name="Standard" style:master-page-name="Standard">
      <style:paragraph-properties style:page-number="auto"/>
      <style:text-properties style:font-name="DejaVu Sans" fo:font-size="18pt" fo:font-weight="bold" style:font-size-asian="18pt" style:font-weight-asian="bold" style:font-name-complex="DejaVu Sans" style:font-size-complex="18pt" style:font-weight-complex="bold"/>
    </style:style>
    <style:style style:name="P19" style:family="paragraph" style:parent-style-name="Standard">
      <style:text-properties style:font-name="DejaVu Sans" style:font-name-complex="DejaVu Sans"/>
    </style:style>
    <style:style style:name="P20" style:family="paragraph" style:parent-style-name="Standard">
      <style:text-properties style:font-name="DejaVu Sans" officeooo:paragraph-rsid="000bfe9c" style:font-name-complex="DejaVu Sans"/>
    </style:style>
    <style:style style:name="P21" style:family="paragraph" style:parent-style-name="Standard">
      <style:text-properties style:font-name="DejaVu Sans" officeooo:rsid="000bfe9c" officeooo:paragraph-rsid="000bfe9c" style:font-name-complex="DejaVu Sans"/>
    </style:style>
    <style:style style:name="P22" style:family="paragraph" style:parent-style-name="Standard">
      <style:text-properties style:font-name="DejaVu Sans" officeooo:paragraph-rsid="0006bffb" style:font-name-complex="DejaVu Sans"/>
    </style:style>
    <style:style style:name="P23" style:family="paragraph" style:parent-style-name="Standard">
      <style:text-properties style:font-name="DejaVu Sans" officeooo:paragraph-rsid="000d90c4" style:font-name-complex="DejaVu Sans"/>
    </style:style>
    <style:style style:name="P24" style:family="paragraph" style:parent-style-name="Standard">
      <style:text-properties style:font-name="DejaVu Sans" officeooo:rsid="000d90c4" officeooo:paragraph-rsid="000d90c4" style:font-name-complex="DejaVu Sans"/>
    </style:style>
    <style:style style:name="P25" style:family="paragraph" style:parent-style-name="Standard">
      <style:text-properties style:font-name="DejaVu Sans" officeooo:rsid="0006bffb" officeooo:paragraph-rsid="0006bffb" style:font-name-complex="DejaVu Sans"/>
    </style:style>
    <style:style style:name="P26" style:family="paragraph" style:parent-style-name="Standard">
      <style:text-properties style:font-name="DejaVu Sans" officeooo:rsid="0006bffb" officeooo:paragraph-rsid="000d90c4" style:font-name-complex="DejaVu Sans"/>
    </style:style>
    <style:style style:name="P27" style:family="paragraph" style:parent-style-name="Standard">
      <style:text-properties style:font-name="DejaVu Sans" officeooo:paragraph-rsid="00069440" style:font-name-complex="DejaVu Sans"/>
    </style:style>
    <style:style style:name="P28" style:family="paragraph" style:parent-style-name="Standard">
      <style:text-properties style:font-name="DejaVu Sans" officeooo:rsid="00104570" officeooo:paragraph-rsid="00104570" style:font-name-complex="DejaVu Sans"/>
    </style:style>
    <style:style style:name="P29" style:family="paragraph" style:parent-style-name="Standard">
      <style:text-properties style:font-name="DejaVu Sans" officeooo:paragraph-rsid="00124163" style:font-name-complex="DejaVu Sans"/>
    </style:style>
    <style:style style:name="P30" style:family="paragraph" style:parent-style-name="Standard">
      <style:text-properties style:font-name="DejaVu Sans" fo:font-weight="bold" officeooo:paragraph-rsid="000d90c4" style:font-weight-asian="bold" style:font-name-complex="DejaVu Sans" style:font-weight-complex="bold"/>
    </style:style>
    <style:style style:name="P31" style:family="paragraph" style:parent-style-name="Standard">
      <style:text-properties style:font-name="DejaVu Sans" fo:font-size="12pt" officeooo:rsid="000d90c4" officeooo:paragraph-rsid="000d90c4" style:font-size-asian="12pt" style:font-name-complex="DejaVu Sans" style:font-size-complex="12pt"/>
    </style:style>
    <style:style style:name="P32" style:family="paragraph" style:parent-style-name="Standard">
      <style:text-properties style:font-name="DejaVu Sans" fo:font-size="12pt" officeooo:paragraph-rsid="000eb2ff" style:font-size-asian="12pt" style:font-name-complex="DejaVu Sans" style:font-size-complex="12pt"/>
    </style:style>
    <style:style style:name="P33" style:family="paragraph" style:parent-style-name="Standard">
      <style:text-properties style:font-name="DejaVu Sans" fo:font-size="10pt" officeooo:rsid="0006bffb" officeooo:paragraph-rsid="00124163" style:font-size-asian="10pt" style:font-name-complex="DejaVu Sans" style:font-size-complex="10pt"/>
    </style:style>
    <style:style style:name="P34" style:family="paragraph" style:parent-style-name="Standard">
      <style:text-properties officeooo:paragraph-rsid="000bfe9c"/>
    </style:style>
    <style:style style:name="P35" style:family="paragraph" style:parent-style-name="Standard">
      <style:text-properties officeooo:paragraph-rsid="00124163"/>
    </style:style>
    <style:style style:name="T1" style:family="text">
      <style:text-properties style:font-name="DejaVu Sans" style:font-name-complex="DejaVu Sans"/>
    </style:style>
    <style:style style:name="T2" style:family="text">
      <style:text-properties style:font-name="DejaVu Sans" officeooo:rsid="000bfe9c" style:font-name-complex="DejaVu Sans"/>
    </style:style>
    <style:style style:name="T3" style:family="text">
      <style:text-properties style:font-name="DejaVu Sans" style:font-name-asian="DejaVu Sans" style:font-name-complex="DejaVu Sans"/>
    </style:style>
    <style:style style:name="T4" style:family="text">
      <style:text-properties style:font-name="DejaVu Sans" fo:font-size="10pt" officeooo:rsid="00124163" style:font-size-asian="10pt" style:font-name-complex="DejaVu Sans" style:font-size-complex="10pt"/>
    </style:style>
    <style:style style:name="T5" style:family="text">
      <style:text-properties style:font-name="DejaVu Sans" fo:font-size="10pt" fo:font-style="italic" officeooo:rsid="00124163" style:font-size-asian="10pt" style:font-style-asian="italic" style:font-name-complex="DejaVu Sans" style:font-size-complex="10pt" style:font-style-complex="italic"/>
    </style:style>
    <style:style style:name="T6" style:family="text">
      <style:text-properties style:font-name="DejaVu Sans" fo:font-size="10pt" fo:font-style="normal" officeooo:rsid="00124163" style:font-size-asian="10pt" style:font-style-asian="normal" style:font-name-complex="DejaVu Sans" style:font-size-complex="10pt" style:font-style-complex="normal"/>
    </style:style>
    <style:style style:name="T7" style:family="text">
      <style:text-properties fo:font-weight="bold" style:font-weight-asian="bold" style:font-weight-complex="bold"/>
    </style:style>
    <style:style style:name="T8" style:family="text">
      <style:text-properties fo:font-weight="bold" officeooo:rsid="0006bffb" style:font-weight-asian="bold" style:font-weight-complex="bold"/>
    </style:style>
    <style:style style:name="T9" style:family="text">
      <style:text-properties fo:font-weight="bold" officeooo:rsid="00069440" style:font-weight-asian="bold" style:font-weight-complex="bold"/>
    </style:style>
    <style:style style:name="T10" style:family="text">
      <style:text-properties officeooo:rsid="000393a1"/>
    </style:style>
    <style:style style:name="T11" style:family="text">
      <style:text-properties fo:color="#ff3333"/>
    </style:style>
    <style:style style:name="T12" style:family="text">
      <style:text-properties fo:color="#ff3333" fo:font-size="9pt" style:font-size-asian="9pt" style:font-size-complex="9pt"/>
    </style:style>
    <style:style style:name="T13" style:family="text">
      <style:text-properties fo:color="#ff3333" fo:font-size="10pt" style:font-size-asian="10pt" style:font-size-complex="10pt"/>
    </style:style>
    <style:style style:name="T14" style:family="text">
      <style:text-properties fo:color="#ff3333" fo:font-size="10pt" officeooo:rsid="00069440" style:font-size-asian="10pt" style:font-size-complex="10pt"/>
    </style:style>
    <style:style style:name="T15" style:family="text">
      <style:text-properties fo:font-size="10pt" style:font-size-asian="10pt" style:font-size-complex="10pt"/>
    </style:style>
    <style:style style:name="T16" style:family="text">
      <style:text-properties fo:font-size="10pt" officeooo:rsid="00058142" style:font-size-asian="10pt" style:font-size-complex="10pt"/>
    </style:style>
    <style:style style:name="T17" style:family="text">
      <style:text-properties fo:font-size="10pt" officeooo:rsid="00069440" style:font-size-asian="10pt" style:font-size-complex="10pt"/>
    </style:style>
    <style:style style:name="T18" style:family="text">
      <style:text-properties fo:font-size="10pt" officeooo:rsid="0006bffb" style:font-size-asian="10pt" style:font-size-complex="10pt"/>
    </style:style>
    <style:style style:name="T19" style:family="text">
      <style:text-properties fo:font-size="10pt" officeooo:rsid="001184f4" style:font-size-asian="10pt" style:font-size-complex="10pt"/>
    </style:style>
    <style:style style:name="T20" style:family="text">
      <style:text-properties fo:font-size="9pt" style:font-size-asian="9pt" style:font-size-complex="9pt"/>
    </style:style>
    <style:style style:name="T21" style:family="text">
      <style:text-properties fo:font-size="9pt" officeooo:rsid="000393a1" style:font-size-asian="9pt" style:font-size-complex="9pt"/>
    </style:style>
    <style:style style:name="T22" style:family="text">
      <style:text-properties fo:font-size="9pt" officeooo:rsid="00058142" style:font-size-asian="9pt" style:font-size-complex="9pt"/>
    </style:style>
    <style:style style:name="T23" style:family="text">
      <style:text-properties fo:font-size="9pt" officeooo:rsid="000eb2ff" style:font-size-asian="9pt" style:font-size-complex="9pt"/>
    </style:style>
    <style:style style:name="T24" style:family="text">
      <style:text-properties fo:font-size="9pt" officeooo:rsid="000bfe9c" style:font-size-asian="9pt" style:font-size-complex="9pt"/>
    </style:style>
    <style:style style:name="T25" style:family="text">
      <style:text-properties fo:font-size="8pt" style:font-size-asian="8pt" style:font-size-complex="8pt"/>
    </style:style>
    <style:style style:name="T26" style:family="text">
      <style:text-properties officeooo:rsid="00058142"/>
    </style:style>
    <style:style style:name="T27" style:family="text">
      <style:text-properties fo:color="#6600cc"/>
    </style:style>
    <style:style style:name="T28" style:family="text">
      <style:text-properties fo:color="#6600cc" fo:font-size="9pt" style:font-size-asian="9pt" style:font-size-complex="9pt"/>
    </style:style>
    <style:style style:name="T29" style:family="text">
      <style:text-properties officeooo:rsid="0006bffb"/>
    </style:style>
    <style:style style:name="T30" style:family="text">
      <style:text-properties officeooo:rsid="000a1180"/>
    </style:style>
    <style:style style:name="T31" style:family="text">
      <style:text-properties officeooo:rsid="000bfe9c"/>
    </style:style>
    <style:style style:name="T32" style:family="text">
      <style:text-properties officeooo:rsid="000d90c4"/>
    </style:style>
    <style:style style:name="T33" style:family="text">
      <style:text-properties fo:color="#0000cc"/>
    </style:style>
    <style:style style:name="T34" style:family="text">
      <style:text-properties fo:font-size="12pt" style:font-size-asian="12pt" style:font-size-complex="12pt"/>
    </style:style>
    <style:style style:name="T35" style:family="text">
      <style:text-properties officeooo:rsid="001184f4"/>
    </style:style>
    <style:style style:name="T36" style:family="text">
      <style:text-properties officeooo:rsid="00124163"/>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mall RNA Pipeline Setup<text:tab/><text:tab/><text:tab/><text:tab/>0<text:span text:style-name="T31">4</text:span>/<text:span text:style-name="T31">26</text:span>/1<text:span text:style-name="T31">6</text:span></text:p>
      <text:p text:style-name="P1"/>
      <text:p text:style-name="P9">Check out a copy of the <text:span text:style-name="T35">smRNA pipeline </text:span>code:</text:p>
      <text:p text:style-name="P1">If you don’t already have a directory:</text:p>
      <text:p text:style-name="P1"/>
      <text:p text:style-name="P1">$ mkdir /proj/seth_lab/users/<text:span text:style-name="T11">ONYEN</text:span></text:p>
      <text:p text:style-name="P1">$ cd /proj/seth_lab/users/<text:span text:style-name="T11">ONYEN</text:span></text:p>
      <text:p text:style-name="P21">$ module load git</text:p>
      <text:p text:style-name="P34"><text:span text:style-name="T1">$ git clone </text:span><text:span text:style-name="T2">https://github.com/Sethupathy-Lab/smRNA_pipeline.git</text:span></text:p>
      <text:p text:style-name="P20"/>
      <text:p text:style-name="P1"/>
      <text:p text:style-name="P1">Now you will have a directory: /proj/seth_lab/users/<text:span text:style-name="T11">ONYEN</text:span>/sm<text:span text:style-name="T31">RNA_</text:span>pipeline</text:p>
      <text:p text:style-name="P1">Most code is run from this directory!</text:p>
      <text:p text:style-name="P1"/>
      <text:p text:style-name="P1"/>
      <text:p text:style-name="P1"><text:span text:style-name="T7">Make a folder for your run in the smallRNA directory</text:span> (/proj/seth_lab/projects/smallRNA/)</text:p>
      <text:p text:style-name="P1"/>
      <text:p text:style-name="P1">$ mkdir /proj/<text:span text:style-name="T10">seth_lab/projects/smallRNA</text:span>/<text:span text:style-name="T11">MY_PROJECT_NAME</text:span></text:p>
      <text:p text:style-name="P1"/>
      <text:p text:style-name="P9">Copy files from <text:span text:style-name="T31">where ever they are </text:span>to your <text:span text:style-name="T31">smallRNA </text:span>directory:</text:p>
      <text:p text:style-name="P1">$ cp /<text:span text:style-name="T31">path/to</text:span>/<text:span text:style-name="T31">sequencing_files</text:span>/* <text:tab/>/proj/seth_lab/<text:span text:style-name="T10">projects/smallRNA</text:span>/<text:span text:style-name="T11">MY_PROJECT_NAME</text:span></text:p>
      <text:p text:style-name="P1"/>
      <text:p text:style-name="P9">Change to project directory and uncompress files:</text:p>
      <text:p text:style-name="P1"/>
      <text:p text:style-name="P1">$ cd /proj/seth_lab/projects/smallRNA/<text:span text:style-name="T11">MY_PROJECT_NAME</text:span></text:p>
      <text:p text:style-name="P1"/>
      <text:p text:style-name="P1">$ bsub gunzip *.gz</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text:soft-page-break/><text:span text:style-name="T32">Make the adaptor files for the samples</text:span>:</text:p>
      <text:p text:style-name="P29">$ cd /proj/seth_lab/users/<text:span text:style-name="T11">ONYEN</text:span>/sm<text:span text:style-name="T31">RNA_</text:span>pipeline/<text:span text:style-name="T32">scripts</text:span></text:p>
      <text:p text:style-name="P24">$ module load python/2.7.6</text:p>
      <text:p text:style-name="P24">$ bsub -o adaptor.log python generate_TS_adaptor_files.py </text:p>
      <text:p text:style-name="P24"><text:tab/>/proj/seth_lab/<text:span text:style-name="T10">projects/smallRNA</text:span>/<text:span text:style-name="T11">MY_PROJECT_NAME</text:span>/*.fastq</text:p>
      <text:p text:style-name="P24"/>
      <text:p text:style-name="P24">For file names such as File_Cond_AAGGCC_etc.fastq: the following script will pull the barcode out of the file name and create the adapter files. It should automatically determine where the barcode is in the file name, but if it isn't able to (which will be indicated by an error in the log), you need to tell the script where the index is. It separates the parts joined by the “_” character. In the above example the word 'File' is in position 0, the word 'Cond' is in position 1, and the index AAGGCC is in position 2. So the command would be:</text:p>
      <text:p text:style-name="P24"/>
      <text:p text:style-name="P24">$ perl generateTSadaptorFiles.pl <text:s/>2 <text:s/><text:tab/>/proj/seth_lab/<text:span text:style-name="T10">projects/smallRNA</text:span>/<text:span text:style-name="T11">MY_PROJECT_NAME</text:span>/*.fastq</text:p>
      <text:p text:style-name="P7"/>
      <text:p text:style-name="P1"/>
      <text:p text:style-name="P9">Double check your adapter files have generated correctly:</text:p>
      <text:p text:style-name="P1"/>
      <text:p text:style-name="P1">$ ls /proj/se<text:span text:style-name="T10">th_lab/projects/smallRNA</text:span>/<text:span text:style-name="T11">MY_PROJECT_NAME</text:span>/</text:p>
      <text:p text:style-name="P1"/>
      <text:p text:style-name="P1">You should see one fastq file and one .adaptor file for each filename.</text:p>
      <text:p text:style-name="P1"/>
      <text:p text:style-name="P1">Check the contents of the .adaptor files:</text:p>
      <text:p text:style-name="P1">$ cat /proj/seth_lab/projects/smallRNA/<text:span text:style-name="T11">MY_PROJECT_NAME</text:span>/*.adaptor</text:p>
      <text:p text:style-name="P1"/>
      <text:p text:style-name="P1">YOU SHOULD SEE SOMETHING LIKE THIS:</text:p>
      <text:p text:style-name="P12"><text:tab/>TGGAATTCTCGGGTGCCAAGGAACTCCAGTCACATCACGATCTCGTATGCCGTCTTCTGCTTG</text:p>
      <text:p text:style-name="P12"><text:tab/>TGGAATTCTCGGGTGCCAAGGAACTCCAGTCACCGATGTATCTCGTATGCCGTCTTCTGCTTG</text:p>
      <text:p text:style-name="P13"><text:tab/>TGGAATTCTCGGGTGCCAAGGAACTCCAGTCACTTAGGCATCTCGTATGCCGTCTTCTGCTTG</text:p>
      <text:p text:style-name="P13">NOT:</text:p>
      <text:p text:style-name="P12"><text:tab/>TGGAATTCTCGGGTGCCAAGGAACTCCAGTCAC<text:span text:style-name="T11">NAME</text:span>ATCTCGTATGCCGTCTTCTGCTTG</text:p>
      <text:p text:style-name="P12"><text:tab/>TGGAATTCTCGGGTGCCAAGGAACTCCAGTCAC<text:span text:style-name="T11">NAME</text:span>ATCTCGTATGCCGTCTTCTGCTTG</text:p>
      <text:p text:style-name="P12"><text:tab/>TGGAATTCTCGGGTGCCAAGGAACTCCAGTCAC<text:span text:style-name="T11">NAME</text:span>ATCTCGTATGCCGTCTTCTGCTTG</text:p>
      <text:p text:style-name="P1"/>
      <text:p text:style-name="P1"><text:span text:style-name="T33">ALTERNATLY: If not a TrueSeq library prep you need a file with the same name as the .fastq file with the extension .adaptor (note the spelling! There was originally two separate files .adapter and .adaptor, and I have never bothered to change the code.): The file must contain one line with the 3’ adapter for the prep used.</text:span></text:p>
      <text:p text:style-name="P30"/>
      <text:p text:style-name="P30"><text:span text:style-name="T29">Load proper modules and environmental variables</text:span>:</text:p>
      <text:p text:style-name="P29">$ cd /proj/seth_lab/users/<text:span text:style-name="T11">ONYEN</text:span>/sm<text:span text:style-name="T31">RNA_</text:span>pipeline</text:p>
      <text:p text:style-name="P26">$ module clear</text:p>
      <text:p text:style-name="P23"><text:span text:style-name="T29">$ source uncENV.sh</text:span></text:p>
      <text:p text:style-name="P1"/>
      <text:p text:style-name="P1"/>
      <text:p text:style-name="P1"/>
      <text:p text:style-name="P1"/>
      <text:p text:style-name="P10"><text:soft-page-break/>Run the chain submission:</text:p>
      <text:p text:style-name="P2">From the smallRNApipeline directory:</text:p>
      <text:p text:style-name="P29">$ cd /proj/seth_lab/users/<text:span text:style-name="T11">ONYEN</text:span>/sm<text:span text:style-name="T31">RNA_</text:span>pipeline</text:p>
      <text:p text:style-name="P1"/>
      <text:p text:style-name="P3">Then:</text:p>
      <text:p text:style-name="P1">$ bsub -o logName bash chainSubmission.sh 10 1 <text:span text:style-name="T27">hsa</text:span> 33 NoGS <text:tab/>/proj/seth_lab/<text:span text:style-name="T10">projects/smallRNA</text:span>/<text:span text:style-name="T11">MY_PROJECT_NAME</text:span>/*.fastq</text:p>
      <text:p text:style-name="P1"/>
      <text:p text:style-name="P1">logName – anything name you want for your log, ex: chainSub.log</text:p>
      <text:p text:style-name="P1"><text:span text:style-name="T27">hsa</text:span> – hsa for human; mmu for mouse, <text:span text:style-name="T32">rno for rat</text:span></text:p>
      <text:p text:style-name="P1"/>
      <text:p text:style-name="P29">Review /proj/seth_lab/users/<text:span text:style-name="T11">ONYEN</text:span>/sm<text:span text:style-name="T31">RNA_</text:span>pipeline/example.README for an explanation of the inputs.</text:p>
      <text:p text:style-name="P1"/>
      <text:p text:style-name="P1">Check that your jobs are running</text:p>
      <text:p text:style-name="P1">$ bjobs</text:p>
      <text:p text:style-name="P1"/>
      <text:p text:style-name="P16">Once all jobs have finished ( “No unfinished jobs” message):</text:p>
      <text:p text:style-name="P1">This might take awhile depending on the number of samples run.</text:p>
      <text:p text:style-name="P1">Once the chain submission has finished, you can see if there were any errors in your logfile (logName in the command above).</text:p>
      <text:p text:style-name="P1"/>
      <text:p text:style-name="P1">In your <text:span text:style-name="T11">MY_PROJECT_NAME</text:span> directory, you should see <text:span text:style-name="T32">a</text:span> directory for each FILENAME.fastq <text:span text:style-name="T32">(called FILENAME.)</text:span></text:p>
      <text:p text:style-name="P1"/>
      <text:p text:style-name="P1">In that directory, you will have an IntermediateFiles subdirectory and a FILENAME.stats file.</text:p>
      <text:p text:style-name="P1"/>
      <text:p text:style-name="P1">$ cd /proj/seth_lab/projects/smallRNA/<text:span text:style-name="T11">MY_PROJECT_NAME</text:span>/</text:p>
      <text:p text:style-name="P1">$ cat */*.stats</text:p>
      <text:p text:style-name="P1"/>
      <text:p text:style-name="P1">file:/proj/seth_lab/<text:span text:style-name="T10">projects/smallRNA</text:span>/<text:span text:style-name="T11">MY_PROJECT_NAME</text:span>/FILENAME.fastq</text:p>
      <text:p text:style-name="P1">TotReads:21189608.00000000000000000000</text:p>
      <text:p text:style-name="P1">TrimmReads:17621310.00000000000000000000</text:p>
      <text:p text:style-name="P1">ShortReads:2500007.00000000000000000000</text:p>
      <text:p text:style-name="P1">EMhits:10710591</text:p>
      <text:p text:style-name="P1">EMmiss:6910719</text:p>
      <text:p text:style-name="P1"/>
      <text:p text:style-name="P1">TotReads = Total number of reads for this file</text:p>
      <text:p text:style-name="P1">TrimmReads = # of reads successfully trimmed of 3’ adapter</text:p>
      <text:p text:style-name="P1">ShortReads = # of reads too short after trimming (&lt; 13 )</text:p>
      <text:p text:style-name="P1">EMhits = <text:s/># of reads with an exact alignment to the genome</text:p>
      <text:p text:style-name="P1">EMmiss = # of reads that fail to exactly align to genome</text:p>
      <text:p text:style-name="P1"/>
      <text:p text:style-name="P1"/>
      <text:p text:style-name="P1"/>
      <text:p text:style-name="P1"/>
      <text:p text:style-name="P1"/>
      <text:p text:style-name="P9"><text:soft-page-break/>Run the next stage to collect results:</text:p>
      <text:p text:style-name="P1">From your pipeline directory:</text:p>
      <text:p text:style-name="P29">$ cd /proj/seth_lab/users/<text:span text:style-name="T11">ONYEN</text:span>/sm<text:span text:style-name="T31">RNA_</text:span>pipeline</text:p>
      <text:p text:style-name="P1">$ <text:span text:style-name="T32">bash </text:span>runC.sh <text:span text:style-name="T27">hsa</text:span> <text:tab/><text:span text:style-name="T20">/proj/seth_lab/</text:span><text:span text:style-name="T21">projects/smallRNA</text:span><text:span text:style-name="T20">/</text:span><text:span text:style-name="T12">MY_PROJECT_NAME</text:span><text:span text:style-name="T20">/*/IntermediateFiles/g1Results/CHR*.results</text:span></text:p>
      <text:p text:style-name="P31"/>
      <text:p text:style-name="P31">Once all of those jobs have finished running, run:</text:p>
      <text:p text:style-name="P32">$ <text:span text:style-name="T32">bash post_runC.sh</text:span> <text:tab/><text:span text:style-name="T20">/proj/seth_lab/</text:span><text:span text:style-name="T22">projects/smallRNA</text:span><text:span text:style-name="T20">/</text:span><text:span text:style-name="T12">MY_PROJECT_NAME</text:span><text:span text:style-name="T20">/*/</text:span><text:span text:style-name="T23">IntermediateResults/g1Results</text:span></text:p>
      <text:p text:style-name="P1"/>
      <text:p text:style-name="P9">Run the next stage to generate TAB separated files:</text:p>
      <text:p text:style-name="P29">$ cd /proj/seth_lab/users/<text:span text:style-name="T11">ONYEN</text:span>/sm<text:span text:style-name="T31">RNA_</text:span>pipeline/scripts</text:p>
      <text:p text:style-name="P29">$ <text:span text:style-name="T20">bsub –o logFileName.log perl process_allsummary2tab.pl /proj/seth_lab/users/</text:span><text:span text:style-name="T12">ONYEN</text:span><text:span text:style-name="T20">/sm</text:span><text:span text:style-name="T24">RNA_</text:span><text:span text:style-name="T20">pipeline <text:s/></text:span><text:span text:style-name="T28">hsa</text:span><text:span text:style-name="T20"> <text:s text:c="2"/></text:span><text:span text:style-name="T25"><text:s/><text:tab/></text:span><text:span text:style-name="T20">/proj/seth_lab/</text:span><text:span text:style-name="T21">projects/smallRNA</text:span><text:span text:style-name="T20">/</text:span><text:span text:style-name="T12">MY_PROJECT_NAME</text:span><text:span text:style-name="T20">/*/IntermediateFiles/g1Results/shift_summary.</text:span><text:span text:style-name="T21">txt</text:span></text:p>
      <text:p text:style-name="P17"/>
      <text:p text:style-name="P1">After run finishes, you should see:</text:p>
      <text:p text:style-name="P1">$ cd /proj/seth_lab/<text:span text:style-name="T26">projects/smallRNA</text:span>/<text:span text:style-name="T11">MY_PROJECT_NAME</text:span>/</text:p>
      <text:p text:style-name="P1">$ cat */*.stats</text:p>
      <text:p text:style-name="P1"/>
      <text:p text:style-name="P1">file:/proj/seth_lab/<text:span text:style-name="T10">projects/smallRNA</text:span>/<text:span text:style-name="T11">MY_PROJECT_NAME</text:span>/FILE.fastq</text:p>
      <text:p text:style-name="P1">TotReads:6149484.00000000000000000000</text:p>
      <text:p text:style-name="P1">TrimmReads:3730081.00000000000000000000</text:p>
      <text:p text:style-name="P1">ShortReads:1938220.00000000000000000000</text:p>
      <text:p text:style-name="P1">EMhits:2509867</text:p>
      <text:p text:style-name="P1">EMmiss:1220214</text:p>
      <text:p text:style-name="P1">Mapped: 2881057.09082651</text:p>
      <text:p text:style-name="P1">miRMapped: 1104952.30513136</text:p>
      <text:p text:style-name="P1"/>
      <text:p text:style-name="P1">Mapped and miRMapped indicate the number of reads mapped to the genome and to miRNAs respectively.</text:p>
      <text:p text:style-name="P1"/>
      <text:p text:style-name="P1">The log file above will also contain a table that you can use to put together the mapping stats for your project.</text:p>
      <text:p text:style-name="P1"/>
      <text:p text:style-name="P9">TCGA files have adapters already trimmed.</text:p>
      <text:p text:style-name="P1">There is no need to generate the adapter files in the previous section.</text:p>
      <text:p text:style-name="P1">All following steps remain the same, but use the chainSubmissionTCGA script.</text:p>
      <text:p text:style-name="P1"/>
      <text:p text:style-name="P9">Outputs:</text:p>
      <text:p text:style-name="P1">For each Sample:</text:p>
      <text:p text:style-name="Standard"><text:span text:style-name="T3"><text:s text:c="2"/></text:span><text:span text:style-name="T1">TAB_3p_summary.txt <text:s text:c="2"/>- <text:s text:c="2"/>3'-end differences</text:span></text:p>
      <text:p text:style-name="Standard"><text:span text:style-name="T3"><text:s text:c="2"/></text:span><text:span text:style-name="T1">TAB_3p_summary_miR.txt <text:s text:c="2"/>- <text:s text:c="2"/>3'-end differences (miRNA loci only)</text:span></text:p>
      <text:p text:style-name="Standard"><text:span text:style-name="T3"><text:s text:c="2"/></text:span><text:span text:style-name="T1">TAB_ed_summary.txt <text:s text:c="2"/>- <text:s text:c="2"/>central differences</text:span></text:p>
      <text:p text:style-name="Standard"><text:span text:style-name="T3"><text:s text:c="2"/></text:span><text:span text:style-name="T1">TAB_lenDist_summary.txt <text:s text:c="2"/>- <text:s text:c="2"/>length differences</text:span></text:p>
      <text:p text:style-name="Standard"><text:span text:style-name="T3"><text:s text:c="2"/></text:span><text:span text:style-name="T1">Shrimp_results.bed <text:s text:c="2"/>- <text:s text:c="2"/>bed file containing all results</text:span></text:p>
      <text:p text:style-name="P1"/>
      <text:p text:style-name="P1"/>
      <text:p text:style-name="P1"/>
      <text:p text:style-name="P1"/>
      <text:p text:style-name="P5"><text:soft-page-break/><text:span text:style-name="T7">To generate </text:span><text:span text:style-name="T9">mapping summary file</text:span><text:span text:style-name="T7">:</text:span></text:p>
      <text:p text:style-name="P29">$ cd /proj/seth_lab/users/<text:span text:style-name="T11">ONYEN</text:span>/sm<text:span text:style-name="T31">RNA_</text:span>pipeline/scripts</text:p>
      <text:p text:style-name="P5">$<text:span text:style-name="T15"> bsub –o </text:span><text:span text:style-name="T18">map_summ</text:span><text:span text:style-name="T15">.log p</text:span><text:span text:style-name="T17">erl generate_mapping_info_table.pl </text:span><text:span text:style-name="T15"><text:tab/></text:span><text:span text:style-name="T18">relative_path_to</text:span><text:span text:style-name="T17">/</text:span><text:span text:style-name="T14">MY_PROJECT_NAME</text:span><text:span text:style-name="T17">/*/*.stats</text:span></text:p>
      <text:p text:style-name="P5"/>
      <text:p text:style-name="P14">Output:</text:p>
      <text:p text:style-name="P4"><text:span text:style-name="T15">MappingInfoTable.tsv<text:tab/><text:tab/>-<text:tab/></text:span><text:span text:style-name="T18">Mapping summary for all samples</text:span></text:p>
      <text:p text:style-name="P4"/>
      <text:p text:style-name="P15">We shoot for short reads around 10%, Trimmed reads around 85%, mapped at 70-80%, miR mapped around 70%.</text:p>
      <text:p text:style-name="P6"/>
      <text:p text:style-name="P11">To generate <text:span text:style-name="T29">length distribution file</text:span>:</text:p>
      <text:p text:style-name="P29">$ cd /proj/seth_lab/users/<text:span text:style-name="T11">ONYEN</text:span>/sm<text:span text:style-name="T31">RNA_</text:span>pipeline/scripts</text:p>
      <text:p text:style-name="P28">$ module load python/2.7.6</text:p>
      <text:p text:style-name="P28">$ module load r</text:p>
      <text:p text:style-name="P6"><text:span text:style-name="T15">$ bsub –o lenDist.log </text:span><text:span text:style-name="T19">python lenDist.py</text:span><text:span text:style-name="T15"> <text:tab/>/proj/seth_lab/projects/smallRNA/</text:span><text:span text:style-name="T13">MY_PROJECT_NAME</text:span><text:span text:style-name="T15">/*/IntermediateFiles/*O10_E1.fq --</text:span><text:span text:style-name="T19">image</text:span></text:p>
      <text:p text:style-name="P6"/>
      <text:p text:style-name="P15">Output:</text:p>
      <text:p text:style-name="P33">len<text:span text:style-name="T35">D</text:span>ist.tsv<text:tab/><text:tab/><text:tab/>- length distribution for the fastq, should see a bump at ~22 for </text:p>
      <text:p text:style-name="P33"><text:tab/><text:tab/><text:tab/><text:tab/> <text:s/>miRNAs, and maybe a bump <text:span text:style-name="T35">around 30</text:span> for tRNAs</text:p>
      <text:p text:style-name="P35"><text:span text:style-name="T4">lenDistHistogram.png<text:tab/>- </text:span><text:span text:style-name="T5">optional</text:span><text:span text:style-name="T6">, length distribution image, output if --image flag included</text:span></text:p>
      <text:p text:style-name="P6"/>
      <text:p text:style-name="P7"><text:span text:style-name="T7">To </text:span><text:span text:style-name="T8">generate sample correlations</text:span><text:span text:style-name="T7">:</text:span></text:p>
      <text:p text:style-name="P6">Correlation between samples in the miRs over 100 output. <text:s/>This should be possible to do in excel. <text:s/>I have included the R script I use, which requires variables to be switched within and is run on my local machine. <text:s/>The R script is smRNAseq_correlation.R</text:p>
      <text:p text:style-name="P6"/>
      <text:p text:style-name="P15">Output from R script:</text:p>
      <text:p text:style-name="P15">sample_correlation_values.tsv<text:tab/>-<text:tab/>Table of correlations between samples</text:p>
      <text:p text:style-name="P15">Sample_correlation_heatmap.png<text:tab/>-<text:tab/>Heatmap image visualizing data in correlation table</text:p>
      <text:p text:style-name="P9"/>
      <text:p text:style-name="P9">To generate normalized expression (RPMM) across multiple samples:</text:p>
      <text:p text:style-name="P29">$ cd /proj/seth_lab/users/<text:span text:style-name="T11">ONYEN</text:span>/sm<text:span text:style-name="T31">RNA_</text:span>pipeline/scripts</text:p>
      <text:p text:style-name="P4">$ module load python/2.7.6</text:p>
      <text:p text:style-name="P1">$<text:span text:style-name="T15"> bsub –o RPMM.log “p</text:span><text:span text:style-name="T17">ython genNormalRPM.py </text:span><text:span text:style-name="T15"><text:tab/>/proj/seth_lab/</text:span><text:span text:style-name="T16">projects/smallRNA</text:span><text:span text:style-name="T15">/</text:span><text:bookmark-start text:name="__DdeLink__519_1285991358"/><text:span text:style-name="T13">MY_PROJECT_NAME</text:span><text:bookmark-end text:name="__DdeLink__519_1285991358"/><text:span text:style-name="T15">/*/TAB_lenDist_summary.txt &gt; <text:tab/>RPMM_</text:span><text:span text:style-name="T17">all.tsv</text:span><text:span text:style-name="T15">“</text:span></text:p>
      <text:p text:style-name="P1"/>
      <text:p text:style-name="P14">Outputs:</text:p>
      <text:p text:style-name="P14">RPM_all.tsv<text:tab/><text:tab/><text:tab/>-<text:tab/>RPM for everything</text:p>
      <text:p text:style-name="P14">RPM_miRs_only.tsv<text:tab/><text:tab/>-<text:tab/>RPM for miRs</text:p>
      <text:p text:style-name="P14">RPM_mirRs_over_100.tsv<text:tab/>-<text:tab/>RPM for miRs i<text:span text:style-name="T36">f</text:span> the RPM for the miR was over 100 for at</text:p>
      <text:p text:style-name="P14"><text:tab/><text:tab/><text:tab/><text:tab/><text:tab/>least sample</text:p>
      <text:p text:style-name="P4"/>
      <text:p text:style-name="P4"/>
      <text:p text:style-name="P8">The above steps create single sheets <text:span text:style-name="T30">to be assembled </text:span>for the final excel report.</text:p>
      <text:p text:style-name="P8"/>
      <text:p text:style-name="P6"><text:span text:style-name="T34">The final tab is done manually in excel to get the fold-change and p-value between sample grou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EM user)</meta:initial-creator>
    <meta:creation-date>2016-02-29T10:04:49.984220100</meta:creation-date>
    <meta:editing-duration>P2171DT9H31M56S</meta:editing-duration>
    <dc:date>2016-04-26T15:54:36.218585078</dc:date>
    <dc:creator>OEM user)</dc:creator>
    <meta:generator>LibreOffice/4.2.8.2$Linux_X86_64 LibreOffice_project/420m0$Build-2</meta:generator>
    <meta:editing-cycles>4</meta:editing-cycles>
    <meta:document-statistic meta:table-count="0" meta:image-count="0" meta:object-count="0" meta:page-count="5" meta:paragraph-count="132" meta:word-count="963" meta:character-count="7946" meta:non-whitespace-character-count="7036"/>
  </office:meta>
</office:document-meta>
</file>